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8in"/>
    </style:style>
    <style:style style:name="co2" style:family="table-column">
      <style:table-column-properties fo:break-before="auto" style:column-width="5.3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.3.12.2.1107.5.1.4.78983.30000020031923541035900000064</text:p>
          </table:table-cell>
          <table:table-cell office:value-type="string" calcext:value-type="string">
            <text:p>1.3.12.2.1107.5.1.4.78983.30000020031923542976500001826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1923541035900000064</text:p>
          </table:table-cell>
          <table:table-cell office:value-type="string" calcext:value-type="string">
            <text:p>1.3.12.2.1107.5.1.4.78983.30000020031923542976500001824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0827</text:p>
          </table:table-cell>
          <table:table-cell office:value-type="string" calcext:value-type="string">
            <text:p>1.3.12.2.1107.5.1.4.78983.30000020032114293892100066382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0827</text:p>
          </table:table-cell>
          <table:table-cell office:value-type="string" calcext:value-type="string">
            <text:p>1.3.12.2.1107.5.1.4.78983.30000020032114293892100066381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0827</text:p>
          </table:table-cell>
          <table:table-cell office:value-type="string" calcext:value-type="string">
            <text:p>1.3.12.2.1107.5.1.4.78983.30000020032114293892100066157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0827</text:p>
          </table:table-cell>
          <table:table-cell office:value-type="string" calcext:value-type="string">
            <text:p>1.3.12.2.1107.5.1.4.78983.30000020032114293892100066158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0827</text:p>
          </table:table-cell>
          <table:table-cell office:value-type="string" calcext:value-type="string">
            <text:p>1.3.12.2.1107.5.1.4.78983.30000020032114293892100066156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2066</text:p>
          </table:table-cell>
          <table:table-cell office:value-type="string" calcext:value-type="string">
            <text:p>1.3.12.2.1107.5.1.4.78983.30000020032114293892100167891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2066</text:p>
          </table:table-cell>
          <table:table-cell office:value-type="string" calcext:value-type="string">
            <text:p>1.3.12.2.1107.5.1.4.78983.30000020032114293892100167892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536</text:p>
          </table:table-cell>
          <table:table-cell office:value-type="string" calcext:value-type="string">
            <text:p>1.3.12.2.1107.5.1.4.78983.30000020032114293892100122930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536</text:p>
          </table:table-cell>
          <table:table-cell office:value-type="string" calcext:value-type="string">
            <text:p>1.3.12.2.1107.5.1.4.78983.30000020032114293892100122929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536</text:p>
          </table:table-cell>
          <table:table-cell office:value-type="string" calcext:value-type="string">
            <text:p>1.3.12.2.1107.5.1.4.78983.30000020032114293892100122928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536</text:p>
          </table:table-cell>
          <table:table-cell office:value-type="string" calcext:value-type="string">
            <text:p>1.3.12.2.1107.5.1.4.78983.30000020032114293892100122927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689</text:p>
          </table:table-cell>
          <table:table-cell office:value-type="string" calcext:value-type="string">
            <text:p>1.3.12.2.1107.5.1.4.78983.30000020032114293892100135112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689</text:p>
          </table:table-cell>
          <table:table-cell office:value-type="string" calcext:value-type="string">
            <text:p>1.3.12.2.1107.5.1.4.78983.30000020032114293892100135111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689</text:p>
          </table:table-cell>
          <table:table-cell office:value-type="string" calcext:value-type="string">
            <text:p>1.3.12.2.1107.5.1.4.78983.30000020032114293892100135110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689</text:p>
          </table:table-cell>
          <table:table-cell office:value-type="string" calcext:value-type="string">
            <text:p>1.3.12.2.1107.5.1.4.78983.30000020032114293892100135109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689</text:p>
          </table:table-cell>
          <table:table-cell office:value-type="string" calcext:value-type="string">
            <text:p>1.3.12.2.1107.5.1.4.78983.30000020032114293892100135108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112</text:p>
          </table:table-cell>
          <table:table-cell office:value-type="string" calcext:value-type="string">
            <text:p>1.3.12.2.1107.5.1.4.78983.30000020032114293892100089288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112</text:p>
          </table:table-cell>
          <table:table-cell office:value-type="string" calcext:value-type="string">
            <text:p>1.3.12.2.1107.5.1.4.78983.30000020032114293892100089287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112</text:p>
          </table:table-cell>
          <table:table-cell office:value-type="string" calcext:value-type="string">
            <text:p>1.3.12.2.1107.5.1.4.78983.30000020032114293892100089286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112</text:p>
          </table:table-cell>
          <table:table-cell office:value-type="string" calcext:value-type="string">
            <text:p>1.3.12.2.1107.5.1.4.78983.30000020032114242925000030245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0173</text:p>
          </table:table-cell>
          <table:table-cell office:value-type="string" calcext:value-type="string">
            <text:p>1.3.12.2.1107.5.1.4.78983.30000020032114242925000005249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0173</text:p>
          </table:table-cell>
          <table:table-cell office:value-type="string" calcext:value-type="string">
            <text:p>1.3.12.2.1107.5.1.4.78983.30000020032114242925000005247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0173</text:p>
          </table:table-cell>
          <table:table-cell office:value-type="string" calcext:value-type="string">
            <text:p>1.3.12.2.1107.5.1.4.78983.30000020032114242925000005248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536</text:p>
          </table:table-cell>
          <table:table-cell office:value-type="string" calcext:value-type="string">
            <text:p>1.3.12.2.1107.5.1.4.78983.30000020032114242925000041688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112</text:p>
          </table:table-cell>
          <table:table-cell office:value-type="string" calcext:value-type="string">
            <text:p>1.3.12.2.1107.5.1.4.78983.30000020032114242925000030246.p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2.2.1107.5.1.4.78983.30000020032114281185900001689</text:p>
          </table:table-cell>
          <table:table-cell office:value-type="string" calcext:value-type="string">
            <text:p>1.3.12.2.1107.5.1.4.78983.30000020032114242925000045586.png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4.9.5deb2</meta:initial-creator>
    <meta:creation-date>2021-07-03T08:25:41</meta:creation-date>
    <dc:date>2021-07-03T13:08:31.736777620</dc:date>
    <meta:editing-duration>PT15S</meta:editing-duration>
    <meta:editing-cycles>1</meta:editing-cycles>
    <meta:document-statistic meta:table-count="1" meta:cell-count="84" meta:object-count="0"/>
  </office:meta>
</office:document-meta>
</file>